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FD31A42312987B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562cm" draw:z-index="0"><draw:image xlink:href="Pictures/100000010000078000000438FD31A42312987B9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1:41:02.411056213</meta:creation-date>
    <dc:date>2023-10-23T21:42:12.664168369</dc:date>
    <meta:editing-duration>PT1M1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